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C0000001E09266793.gif"/>
  <manifest:file-entry manifest:media-type="image/gif" manifest:full-path="Pictures/100002000000003C0000001EBF9E6D3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P" svg:font-family="FP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language="ca" fo:country="ES" fo:background-color="transparent" style:font-size-asian="13pt" style:font-size-complex="13pt"/>
    </style:style>
    <style:style style:name="P2" style:family="paragraph" style:parent-style-name="Text_20_body">
      <style:text-properties fo:font-size="13pt" fo:language="ca" fo:country="ES" fo:background-color="transparent" style:font-size-asian="13pt" style:font-size-complex="13pt"/>
    </style:style>
    <style:style style:name="P3" style:family="paragraph" style:parent-style-name="Text_20_body">
      <style:paragraph-properties fo:text-align="center" style:justify-single-word="false"/>
      <style:text-properties fo:font-size="13pt" fo:language="ca" fo:country="ES" fo:background-color="transparen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ui dia el consumidor final és molt exigent i les empreses han d’adaptar el seu servei i, encara més, la seva estructura a les necessitats del client. Per entendre-ho millor, en podem posar un exemple: si anem a comprar una rentadora de roba, trobarem que a totes les botigues els preus dels diferents models són pràcticament els mateixos, amb petites variacions. </text:p>
      <text:p text:style-name="P2"/>
      <text:p text:style-name="P2">Així doncs, quin establiment triarem? Doncs aquell que ens ofereixi més facilitats i avantatges de preu, de pagament i de servei. </text:p>
      <text:p text:style-name="P2"><draw:frame draw:style-name="fr1" draw:name="gràfics1" text:anchor-type="paragraph" svg:width="1.588cm" svg:height="0.794cm" draw:z-index="0"><draw:image xlink:href="Pictures/100002000000003C0000001EBF9E6D32.gif" xlink:type="simple" xlink:show="embed" xlink:actuate="onLoad"/></draw:frame></text:p>
      <text:p text:style-name="P2">I quin ha de ser el servei desitjat? Doncs el que cobreixi més les nostres necessitats; per exemple: lliurament del producte a domicili i en el moment en què a nosaltres ens vagi bé (pensem que, si treballem, no podem estar-nos a casa a mig matí esperant que ens vinguin a portar la rentadora); retirada de l’aparell vell; màxima garantia (ara s’ofereixen tres anys de garantia en molts dels productes de consum); assessorament; instruccions de funcionament; instal·lació i posada en marxa; servei postvenda i de reparacions en horari ampli i urgent; acompliment del termini de lliurament pactat (si hi ha compromís per part de l’establiment de portar la rentadora un dia determinat a una hora concreta, que sigui així).</text:p>
      <text:p text:style-name="P3"><draw:frame draw:style-name="fr2" draw:name="gràfics2" text:anchor-type="as-char" svg:width="3.784cm" svg:height="1.891cm" draw:z-index="1"><draw:image xlink:href="Pictures/100002000000003C0000001E09266793.gif" xlink:type="simple" xlink:show="embed" xlink:actuate="onLoad"/></draw:frame></text:p>
      <text:p text:style-name="P2">Totes aquestes condicions de servei podem dir que s’engloben dins del concepte de logística integral. No es tracta únicament de vendre i lliurar un producte al comprador, també cal completar el servei, i només aquelles empreses que tinguin això en compte es podran diferenciar de la competència. </text:p>
      <text:p text:style-name="P1">Autor: Institut Obert de Catalu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P" svg:font-family="FP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4T08:11:09</meta:creation-date>
    <dc:date>2009-07-15T23:18:18.57</dc:date>
    <meta:editing-duration>PT01H43M58S</meta:editing-duration>
    <meta:editing-cycles>5</meta:editing-cycles>
    <meta:generator>OpenOffice.org/3.0$Win32 OpenOffice.org_project/300m9$Build-9358</meta:generator>
    <dc:description>Prova amb imatges</dc:description>
    <meta:document-statistic meta:table-count="0" meta:image-count="2" meta:object-count="0" meta:page-count="1" meta:paragraph-count="6" meta:word-count="253" meta:character-count="1546"/>
    <meta:user-defined meta:name="Informació 1"/>
    <meta:user-defined meta:name="Informació 2"/>
    <meta:user-defined meta:name="Informació 3"/>
    <meta:user-defined meta:name="Informació 4"/>
  </office:meta>
</office:document-meta>
</file>